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C0000000C33BBCBE1.gif" manifest:media-type="image/gif"/>
  <manifest:file-entry manifest:full-path="Pictures/100002000000000B0000000BAD27F3FA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8">
      <style:paragraph-properties fo:text-align="start" style:justify-single-word="false"/>
      <style:text-properties officeooo:paragraph-rsid="0015f898"/>
    </style:style>
    <style:style style:name="P2" style:family="paragraph" style:parent-style-name="Standard" style:list-style-name="L19">
      <style:paragraph-properties fo:text-align="start" style:justify-single-word="false"/>
      <style:text-properties officeooo:paragraph-rsid="0015f898"/>
    </style:style>
    <style:style style:name="P3" style:family="paragraph" style:parent-style-name="Standard">
      <style:text-properties fo:font-size="28pt" officeooo:rsid="001a026e" officeooo:paragraph-rsid="0015f898" style:font-size-asian="24.5pt" style:font-size-complex="28pt"/>
    </style:style>
    <style:style style:name="P4" style:family="paragraph" style:parent-style-name="Standard">
      <style:text-properties fo:font-size="12pt" officeooo:rsid="001a026e" officeooo:paragraph-rsid="0015f898" style:font-size-asian="10.5pt" style:font-size-complex="12pt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1a026e" officeooo:paragraph-rsid="0015f898" style:font-size-asian="14pt" style:font-size-complex="16pt"/>
    </style:style>
    <style:style style:name="P6" style:family="paragraph" style:parent-style-name="Standard">
      <style:text-properties fo:font-size="13pt" style:text-underline-style="solid" style:text-underline-width="auto" style:text-underline-color="font-color" officeooo:rsid="001a026e" officeooo:paragraph-rsid="0015f898" style:font-size-asian="11.3500003814697pt" style:font-size-complex="13pt"/>
    </style:style>
    <style:style style:name="P7" style:family="paragraph" style:parent-style-name="Standard" style:list-style-name="L2">
      <style:text-properties fo:font-size="13pt" fo:font-style="normal" style:text-underline-style="none" fo:font-weight="normal" officeooo:rsid="001a026e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 style:list-style-name="L11">
      <style:text-properties fo:font-size="13pt" fo:font-style="normal" style:text-underline-style="none" fo:font-weight="normal" officeooo:rsid="001a026e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style:text-underline-style="none" fo:font-weight="normal" officeooo:rsid="001a026e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11">
      <style:text-properties fo:font-size="13pt" fo:font-style="normal" style:text-underline-style="none" fo:font-weight="normal" officeooo:rsid="001bf4ba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12">
      <style:text-properties fo:font-size="13pt" fo:font-style="normal" style:text-underline-style="none" fo:font-weight="normal" officeooo:rsid="001bf4ba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3">
      <style:text-properties fo:font-size="13pt" fo:font-style="normal" style:text-underline-style="none" fo:font-weight="normal" officeooo:rsid="001bf4ba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14">
      <style:text-properties fo:font-size="13pt" fo:font-style="normal" style:text-underline-style="none" fo:font-weight="normal" officeooo:rsid="001bf4ba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3pt" fo:font-style="normal" style:text-underline-style="none" fo:font-weight="normal" officeooo:rsid="001bf4ba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font-size="13pt" fo:font-style="normal" style:text-underline-style="none" fo:font-weight="normal" officeooo:rsid="001e7fa4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style="normal" style:text-underline-style="none" fo:font-weight="normal" officeooo:rsid="00207a9e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bf4ba" officeooo:paragraph-rsid="0015f898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officeooo:rsid="001bf4ba" officeooo:paragraph-rsid="0015f898"/>
    </style:style>
    <style:style style:name="P19" style:family="paragraph" style:parent-style-name="Standard">
      <style:text-properties style:text-underline-style="solid" style:text-underline-width="auto" style:text-underline-color="font-color" officeooo:rsid="00220f0b" officeooo:paragraph-rsid="0015f898"/>
    </style:style>
    <style:style style:name="P20" style:family="paragraph" style:parent-style-name="Standard" style:list-style-name="L11">
      <style:text-properties officeooo:rsid="001bf4ba" officeooo:paragraph-rsid="0015f898"/>
    </style:style>
    <style:style style:name="P21" style:family="paragraph" style:parent-style-name="Standard">
      <style:text-properties officeooo:rsid="001bf4ba" officeooo:paragraph-rsid="0015f898"/>
    </style:style>
    <style:style style:name="P22" style:family="paragraph" style:parent-style-name="Standard">
      <style:text-properties style:text-underline-style="none" officeooo:rsid="001bf4ba" officeooo:paragraph-rsid="0015f898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20f0b" officeooo:paragraph-rsid="0015f898" style:font-weight-asian="normal" style:font-weight-complex="normal"/>
    </style:style>
    <style:style style:name="P24" style:family="paragraph" style:parent-style-name="Standard" style:list-style-name="L16">
      <style:text-properties officeooo:rsid="00207a9e" officeooo:paragraph-rsid="0015f898"/>
    </style:style>
    <style:style style:name="P25" style:family="paragraph" style:parent-style-name="Standard" style:list-style-name="L17">
      <style:text-properties style:text-outline="true" officeooo:rsid="00220f0b" officeooo:paragraph-rsid="0015f898"/>
    </style:style>
    <style:style style:name="P26" style:family="paragraph" style:parent-style-name="Standard" style:list-style-name="L18">
      <style:paragraph-properties fo:text-align="start" style:justify-single-word="false"/>
      <style:text-properties officeooo:rsid="00220f0b" officeooo:paragraph-rsid="0015f898"/>
    </style:style>
    <style:style style:name="P27" style:family="paragraph" style:parent-style-name="Standard">
      <style:paragraph-properties fo:text-align="start" style:justify-single-word="false"/>
      <style:text-properties officeooo:rsid="00220f0b" officeooo:paragraph-rsid="0015f898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2600f" officeooo:paragraph-rsid="0015f898" style:font-weight-asian="bold" style:font-weight-complex="bold"/>
    </style:style>
    <style:style style:name="P29" style:family="paragraph" style:parent-style-name="Standard" style:list-style-name="L14">
      <style:text-properties officeooo:paragraph-rsid="0015f898"/>
    </style:style>
    <style:style style:name="P30" style:family="paragraph" style:parent-style-name="Standard" style:list-style-name="L15">
      <style:text-properties officeooo:paragraph-rsid="0015f898"/>
    </style:style>
    <style:style style:name="P31" style:family="paragraph" style:parent-style-name="Standard" style:list-style-name="L16">
      <style:text-properties officeooo:paragraph-rsid="0015f898"/>
    </style:style>
    <style:style style:name="P32" style:family="paragraph" style:parent-style-name="Standard">
      <style:text-properties officeooo:paragraph-rsid="0015f898"/>
    </style:style>
    <style:style style:name="T1" style:family="text">
      <style:text-properties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2" style:family="text">
      <style:text-properties fo:font-size="13pt" fo:font-style="normal" style:text-underline-style="none" fo:font-weight="normal" officeooo:rsid="0022600f" style:font-size-asian="11.3500003814697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size="13pt" fo:font-style="normal" style:text-underline-style="none" fo:font-weight="normal" officeooo:rsid="001a026e" style:font-size-asian="11.3500003814697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3pt" fo:font-style="normal" style:text-underline-style="none" fo:font-weight="normal" officeooo:rsid="001d984b" style:font-size-asian="11.3500003814697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style="normal" style:text-underline-style="none" fo:font-weight="normal" officeooo:rsid="00207a9e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size="13pt" fo:font-style="normal" style:text-underline-style="none" fo:font-weight="bold" style:font-size-asian="11.3500003814697pt" style:font-style-asian="normal" style:font-weight-asian="bold" style:font-size-complex="13pt" style:font-style-complex="normal" style:font-weight-complex="bold"/>
    </style:style>
    <style:style style:name="T7" style:family="text">
      <style:text-properties fo:font-size="13pt" fo:font-style="normal" style:text-underline-style="none" fo:font-weight="bold" officeooo:rsid="001cf770" style:font-size-asian="11.3500003814697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13pt" fo:font-style="normal" style:text-underline-style="none" fo:font-weight="bold" officeooo:rsid="001bf4ba" style:font-size-asian="11.3500003814697pt" style:font-style-asian="normal" style:font-weight-asian="bold" style:font-size-complex="13pt" style:font-style-complex="normal" style:font-weight-complex="bold"/>
    </style:style>
    <style:style style:name="T9" style:family="text">
      <style:text-properties fo:font-size="13pt" fo:font-style="normal" style:text-underline-style="none" style:font-size-asian="11.3500003814697pt" style:font-style-asian="normal" style:font-size-complex="13pt" style:font-style-complex="normal"/>
    </style:style>
    <style:style style:name="T10" style:family="text">
      <style:text-properties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normal" fo:font-weight="normal" officeooo:rsid="001a026e" style:font-size-asian="11.3500003814697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13pt" fo:font-style="normal" style:text-underline-style="solid" style:text-underline-width="auto" style:text-underline-color="font-color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984b"/>
    </style:style>
    <style:style style:name="T18" style:family="text">
      <style:text-properties officeooo:rsid="001d984b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1cf770" style:font-weight-asian="normal" style:font-weight-complex="normal"/>
    </style:style>
    <style:style style:name="T21" style:family="text">
      <style:text-properties style:text-underline-style="none" fo:font-weight="normal" officeooo:rsid="001d984b" style:font-weight-asian="normal" style:font-weight-complex="normal"/>
    </style:style>
    <style:style style:name="T22" style:family="text">
      <style:text-properties style:text-underline-style="none" fo:font-weight="normal" officeooo:rsid="00220f0b" style:font-weight-asian="normal" style:font-weight-complex="normal"/>
    </style:style>
    <style:style style:name="T23" style:family="text">
      <style:text-properties fo:font-size="12pt" style:text-underline-style="none" fo:font-weight="normal" officeooo:rsid="001cf770" style:font-size-asian="10.5pt" style:font-weight-asian="normal" style:font-size-complex="12pt" style:font-weight-complex="normal"/>
    </style:style>
    <text:list-style style:name="L1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6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2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3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4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5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6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7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8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9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10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8.255cm" fo:text-indent="-0.635cm" fo:margin-left="8.255cm"/>
        </style:list-level-properties>
      </text:list-level-style-image>
    </text:list-style>
    <text:list-style style:name="L8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9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0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1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2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3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4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5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2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3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4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5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6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7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8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9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10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8.255cm" fo:text-indent="-0.635cm" fo:margin-left="8.255cm"/>
        </style:list-level-properties>
      </text:list-level-style-image>
    </text:list-style>
    <text:list-style style:name="L16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7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8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9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UDENT MANAGEMENT SYSTEM</text:p>
      <text:p text:style-name="P4"/>
      <text:p text:style-name="P4"/>
      <text:p text:style-name="P5">ABSTRACT:<text:span text:style-name="T13"> <text:s/></text:span><text:span text:style-name="T1">Student Management System can be used by Educational Institutes to maintain the records of student regarding admission and examination part.</text:span></text:p>
      <text:p text:style-name="P5"/>
      <text:p text:style-name="P5"><text:span text:style-name="T15">OBJECTIVES:</text:span><text:span text:style-name="T14"> </text:span></text:p>
      <text:p text:style-name="P6"/>
      <text:list xml:id="list5679642262327960213" text:style-name="L2">
        <text:list-item>
          <text:p text:style-name="P7">Maintainence of student records.</text:p>
          <text:p text:style-name="P7"/>
        </text:list-item>
      </text:list>
      <text:list xml:id="list4034104693057021956" text:style-name="L11">
        <text:list-item>
          <text:p text:style-name="P8"><text:s/>Searching Student Records.</text:p>
        </text:list-item>
      </text:list>
      <text:p text:style-name="P32"/>
      <text:p text:style-name="P18"><text:span text:style-name="T11">U</text:span><text:span text:style-name="T10">SERS VIEWS:</text:span></text:p>
      <text:p text:style-name="P9"/>
      <text:list xml:id="list95412953285075" text:continue-numbering="true" text:style-name="L11">
        <text:list-item>
          <text:p text:style-name="P20"><text:span text:style-name="T3">F</text:span><text:span text:style-name="T1">aculty.</text:span></text:p>
          <text:p text:style-name="P10"/>
        </text:list-item>
        <text:list-item>
          <text:p text:style-name="P10">Student.</text:p>
        </text:list-item>
      </text:list>
      <text:p text:style-name="P21"/>
      <text:p text:style-name="P21"><text:span text:style-name="T12">WEB</text:span><text:span text:style-name="T1"> :</text:span></text:p>
      <text:list xml:id="list3941245939158089201" text:style-name="L12">
        <text:list-header>
          <text:p text:style-name="P11"><text:s text:c="4"/></text:p>
        </text:list-header>
        <text:list-item>
          <text:p text:style-name="P11">BROWSER</text:p>
        </text:list-item>
      </text:list>
      <text:p text:style-name="P21"/>
      <text:p text:style-name="P17">TECHNOLOGIES USED:</text:p>
      <text:p text:style-name="P18"/>
      <text:list xml:id="list5426974127644562221" text:style-name="L13">
        <text:list-item>
          <text:p text:style-name="P12">HTML</text:p>
          <text:p text:style-name="P12"/>
        </text:list-item>
        <text:list-item>
          <text:p text:style-name="P12">MYSQL</text:p>
          <text:p text:style-name="P12"/>
        </text:list-item>
        <text:list-item>
          <text:p text:style-name="P12">DJANGO</text:p>
          <text:p text:style-name="P12"/>
        </text:list-item>
        <text:list-item>
          <text:p text:style-name="P12">CSS<text:line-break/></text:p>
        </text:list-item>
      </text:list>
      <text:p text:style-name="P14"/>
      <text:p text:style-name="P22"><text:span text:style-name="T12">LANGUAGE USED :</text:span><text:span text:style-name="T10"> </text:span></text:p>
      <text:list xml:id="list8446845205917259121" text:style-name="L14">
        <text:list-header>
          <text:p text:style-name="P13"><text:s text:c="20"/></text:p>
        </text:list-header>
        <text:list-item>
          <text:p text:style-name="P13">PYTHON</text:p>
          <text:p text:style-name="P29"/>
          <text:p text:style-name="P29"/>
        </text:list-item>
      </text:list>
      <text:p text:style-name="P32"><text:span text:style-name="T17">DESCRIPTION</text:span><text:span text:style-name="T18">:</text:span></text:p>
      <text:p text:style-name="P17"/>
      <text:p text:style-name="P21"><text:span text:style-name="T7"><text:s text:c="11"/></text:span><text:span text:style-name="T20">For getting information the student has to create an account then go to login </text:span><text:span text:style-name="T21">page.</text:span><text:span text:style-name="T20">The web page</text:span><text:span text:style-name="T23"> consists of a login page for both faculty and student. Login module will help in authentication of user accounts. Users who have login id and password can only login into their respective accounts</text:span></text:p>
      <text:p text:style-name="P32"><text:span text:style-name="T8"><text:s text:c="8"/><text:tab/></text:span><text:span text:style-name="T4">Student Login web page consists gives student profile,academic results, attendance <text:s text:c="19"/><text:tab/>Faculty login page consists of students perfomance </text:span></text:p>
      <text:list xml:id="list8696301101528947390" text:style-name="L15">
        <text:list-item>
          <text:p text:style-name="P30"><text:span text:style-name="T4">they can edit student information to the Data base </text:span></text:p>
        </text:list-item>
        <text:list-item>
          <text:p text:style-name="P30"><text:soft-page-break/><text:span text:style-name="T4">can make search for a specific student and everything up to date.</text:span></text:p>
          <text:p text:style-name="P30"><text:span text:style-name="T4"/></text:p>
        </text:list-item>
      </text:list>
      <text:p text:style-name="P15"><text:span text:style-name="T16">SEARCH MODULE</text:span>:</text:p>
      <text:p text:style-name="P15"/>
      <text:p text:style-name="P15"><text:tab/>Suppose there are hundreds of students and from this we have to search a particular student and we know the name of the student,id .By using this module we can easily search the <text:s/>student by <text:s/>specifying the name of the student as a user name and id as a password in the search criteria . </text:p>
      <text:p text:style-name="P15"/>
      <text:p text:style-name="P16">Puropose of the project is to maintain <text:s/>details of the students such as storing information about:</text:p>
      <text:p text:style-name="P32"/>
      <text:list xml:id="list2723528026647890076" text:style-name="L16">
        <text:list-item>
          <text:p text:style-name="P31"><text:span text:style-name="T5">Student name</text:span></text:p>
          <text:p text:style-name="P31"><text:span text:style-name="T5"/></text:p>
        </text:list-item>
        <text:list-item>
          <text:p text:style-name="P24"><text:span text:style-name="T1">Student id</text:span></text:p>
          <text:p text:style-name="P24"><text:span text:style-name="T1"/></text:p>
        </text:list-item>
        <text:list-item>
          <text:p text:style-name="P24"><text:span text:style-name="T1">Student DOB</text:span></text:p>
          <text:p text:style-name="P24"><text:span text:style-name="T1"/></text:p>
        </text:list-item>
        <text:list-item>
          <text:p text:style-name="P24"><text:span text:style-name="T1">Student Mail id</text:span></text:p>
          <text:p text:style-name="P24"><text:span text:style-name="T1"/></text:p>
        </text:list-item>
        <text:list-item>
          <text:p text:style-name="P24"><text:span text:style-name="T1">Gender</text:span></text:p>
          <text:p text:style-name="P24"><text:span text:style-name="T1"/></text:p>
        </text:list-item>
        <text:list-item>
          <text:p text:style-name="P31"><text:span text:style-name="T5">Father name</text:span></text:p>
          <text:p text:style-name="P31"><text:span text:style-name="T5"/></text:p>
        </text:list-item>
        <text:list-item>
          <text:p text:style-name="P24"><text:span text:style-name="T1">Mother name</text:span></text:p>
          <text:p text:style-name="P24"><text:span text:style-name="T1"/></text:p>
        </text:list-item>
        <text:list-item>
          <text:p text:style-name="P24"><text:span text:style-name="T1">Phone number</text:span></text:p>
          <text:p text:style-name="P24"><text:span text:style-name="T1"/></text:p>
        </text:list-item>
        <text:list-item>
          <text:p text:style-name="P24"><text:span text:style-name="T1">Address</text:span></text:p>
        </text:list-item>
      </text:list>
      <text:list xml:id="list3236312766514789277" text:style-name="L17">
        <text:list-header>
          <text:p text:style-name="P25"/>
        </text:list-header>
      </text:list>
      <text:p text:style-name="P19">BASIC FLOW:</text:p>
      <text:p text:style-name="P23"/>
      <text:list xml:id="list6084297155835104929" text:style-name="L18">
        <text:list-item>
          <text:p text:style-name="P1"><text:span text:style-name="T22">The website prompts the user for the user name and password.</text:span></text:p>
          <text:p text:style-name="P1"><text:span text:style-name="T22"/></text:p>
        </text:list-item>
        <text:list-item>
          <text:p text:style-name="P26"><text:span text:style-name="T19">The user enters the user name and password.</text:span></text:p>
          <text:p text:style-name="P26"><text:span text:style-name="T19"/></text:p>
        </text:list-item>
        <text:list-item>
          <text:p text:style-name="P26"><text:span text:style-name="T19">The website verifies the password and sets the user's authorization.</text:span></text:p>
          <text:p text:style-name="P26"/>
        </text:list-item>
        <text:list-item>
          <text:p text:style-name="P26"><text:span text:style-name="T1">The user is given access to the website to perform his tasks.</text:span><text:span text:style-name="T6"> </text:span></text:p>
        </text:list-item>
      </text:list>
      <text:p text:style-name="P27"/>
      <text:p text:style-name="P27"/>
      <text:p text:style-name="P28"><text:span text:style-name="T12">ALTERNATE FLOW</text:span><text:span text:style-name="T9">:</text:span></text:p>
      <text:p text:style-name="P28"><text:span text:style-name="T9"/></text:p>
      <text:list xml:id="list4308145097186298272" text:style-name="L19">
        <text:list-item>
          <text:p text:style-name="P2"><text:span text:style-name="T2">The user enters invalid username and passoword then he will not be allowed then he will not allowed to enter the websi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9:51:15.230426165</meta:creation-date>
    <dc:date>2019-05-10T09:54:10.967347917</dc:date>
    <meta:editing-duration>P0D</meta:editing-duration>
    <meta:editing-cycles>1</meta:editing-cycles>
    <meta:document-statistic meta:table-count="0" meta:image-count="0" meta:object-count="0" meta:page-count="2" meta:paragraph-count="63" meta:word-count="343" meta:character-count="1887" meta:non-whitespace-character-count="1556"/>
    <meta:generator>LibreOffice/4.2.7.2$Linux_x86 LibreOffice_project/420m0$Build-2</meta:generator>
  </office:meta>
</office:document-meta>
</file>